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text-properties fo:font-size="14pt" fo:font-weight="normal" style:font-size-asian="14pt" style:font-weight-asian="normal" style:font-size-complex="14pt" style:font-weight-complex="normal"/>
    </style:style>
    <style:style style:name="P2" style:family="paragraph" style:parent-style-name="Text_20_body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officeooo:rsid="0019001d" style:font-name-asian="Times New Roman1" style:font-name-complex="Times New Roman1"/>
    </style:style>
    <style:style style:name="T3" style:family="text">
      <style:text-properties officeooo:rsid="0021e9ae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19001d" style:font-name-asian="Times New Roman1" style:font-name-complex="Times New Roman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otas <text:span text:style-name="T3">e questionamentos sobre</text:span>:</text:p>
      <text:p text:style-name="Title"><text:tab/><text:span text:style-name="T5">[5 – 10032017] Tanenbaum, A. S.; Sistemas Operacionais Modernos. 3. ed. São Paulo: Pearson Prentice Hall, 2009.</text:span></text:p>
      <text:p text:style-name="Text_20_body"/>
      <text:list xml:id="list8067249515592560021" text:style-name="L1">
        <text:list-item>
          <text:p text:style-name="P2"><text:span text:style-name="T5">V</text:span><text:span text:style-name="T4">antagens e desvantagens de sistemas operacionais de tempo real customizados.</text:span></text:p>
        </text:list-item>
        <text:list-item>
          <text:p text:style-name="P2">Vantagens e desvantagens de sistemas operacionais de tempo real de proposito geral.</text:p>
        </text:list-item>
        <text:list-item>
          <text:p text:style-name="P2">Vantagens e desvantagens de usar o Linux como sistema operacional de tempo real.</text:p>
        </text:list-item>
        <text:list-item>
          <text:p text:style-name="P2">Dadas as limitaçõe de um sistema linux de tempo real onde este poderia ser utilizado com segurança?</text:p>
        </text:list-item>
        <text:list-item>
          <text:p text:style-name="P2">Quanto do suporte da comunidade Linux realmente é aproveitado em um sistema Linux embarcado RT?</text:p>
        </text:list-item>
        <text:list-item>
          <text:p text:style-name="P2">Daemons no Linux e como eles podem interferir na execução de programas de tempo real.</text:p>
        </text:list-item>
        <text:list-item>
          <text:p text:style-name="P2">Como é feita a divisão de tarefas entre vários processos?</text:p>
        </text:list-item>
        <text:list-item>
          <text:p text:style-name="P2">Em que momento e quais são os estados que um processo pode assumir no Linux? (p.54)</text:p>
        </text:list-item>
        <text:list-item>
          <text:p text:style-name="P2">Pesquisar sobre a implementação de processos em alguns sistemas operacionais: RTOS, Linux, Minix e BSD.</text:p>
        </text:list-item>
        <text:list-item>
          <text:p text:style-name="P2">Pesquisar sobre modelagem de sistemas multiprogramados.</text:p>
        </text:list-item>
        <text:list-item>
          <text:p text:style-name="P2">Como o uso de memória virtual altera a previsibilidade da execução de programas de tempo real.</text:p>
        </text:list-item>
      </text:list>
      <text:p text:style-name="P1"/>
      <text:p text:style-name="P1">Ex.. 1. Criar um processo que seja capaz de criar um processo filho que execute um processamento igual ao de seu pai.</text:p>
      <text:p text:style-name="P1">Ex. 2. Criar um processo que seja capaz de criar um processo filho que execute um processamento distinto de seu pai.</text:p>
      <text:p text:style-name="P1">Ex. 3. Criar um processo que divida sua carga de trabalho entre seus filh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53S</meta:editing-duration>
    <meta:editing-cycles>4</meta:editing-cycles>
    <meta:generator>LibreOffice/5.1.1.3$Windows_X86_64 LibreOffice_project/89f508ef3ecebd2cfb8e1def0f0ba9a803b88a6d</meta:generator>
    <dc:date>2017-03-13T20:13:52.277000000</dc:date>
    <meta:document-statistic meta:table-count="0" meta:image-count="0" meta:object-count="0" meta:page-count="1" meta:paragraph-count="16" meta:word-count="233" meta:character-count="1386" meta:non-whitespace-character-count="1178"/>
    <meta:user-defined meta:name="Info 1"/>
    <meta:user-defined meta:name="Info 2"/>
    <meta:user-defined meta:name="Info 3"/>
    <meta:user-defined meta:name="Info 4"/>
  </office:meta>
</office:document-meta>
</file>